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2d3b45" style:font-name="Helvetica Neue" fo:font-size="12pt" fo:letter-spacing="normal" fo:font-style="normal" fo:font-weight="bold" style:font-weight-asian="bold" style:font-weight-complex="bold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2d3b45" style:font-name="Helvetica Neue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2d3b45" style:font-name="Helvetica Neue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2d3b45" style:font-name="Helvetica Neue" fo:font-size="12pt" fo:letter-spacing="normal" fo:font-style="normal" fo:font-weight="normal" officeooo:rsid="00138f3a" officeooo:paragraph-rsid="00138f3a"/>
    </style:style>
    <style:style style:name="P5" style:family="paragraph" style:parent-style-name="Text_20_body" style:list-style-name="L2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2d3b45" style:font-name="Helvetica Neue" fo:font-size="12pt" fo:letter-spacing="normal" fo:font-style="normal" fo:font-weight="normal" officeooo:rsid="0013a8f6" officeooo:paragraph-rsid="0013a8f6"/>
    </style:style>
    <style:style style:name="P6" style:family="paragraph" style:parent-style-name="Text_20_body" style:list-style-name="L4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2d3b45" style:font-name="Helvetica Neue" fo:font-size="12pt" fo:letter-spacing="normal" fo:font-style="normal" fo:font-weight="normal" officeooo:rsid="001661c3" officeooo:paragraph-rsid="001661c3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2d3b45" style:font-name="Helvetica Neue" fo:font-size="12pt" fo:letter-spacing="normal" fo:font-style="normal" fo:font-weight="normal" officeooo:rsid="001a9544" officeooo:paragraph-rsid="001a9544"/>
    </style:style>
    <style:style style:name="P8" style:family="paragraph" style:parent-style-name="Text_20_body" style:list-style-name="L3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officeooo:paragraph-rsid="001a9544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officeooo:paragraph-rsid="00138f3a"/>
    </style:style>
    <style:style style:name="P11" style:family="paragraph" style:parent-style-name="Text_20_body" style:list-style-name="L1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officeooo:paragraph-rsid="001a9544"/>
    </style:style>
    <style:style style:name="P12" style:family="paragraph" style:parent-style-name="Text_20_body" style:list-style-name="L2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officeooo:paragraph-rsid="0013a8f6"/>
    </style:style>
    <style:style style:name="P13" style:family="paragraph" style:parent-style-name="Text_20_body" style:list-style-name="L4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officeooo:rsid="001661c3" officeooo:paragraph-rsid="001661c3"/>
    </style:style>
    <style:style style:name="P14" style:family="paragraph" style:parent-style-name="Text_20_body" style:list-style-name="L1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officeooo:rsid="001a9544" officeooo:paragraph-rsid="001a9544"/>
    </style:style>
    <style:style style:name="T1" style:family="text">
      <style:text-properties fo:font-variant="normal" fo:text-transform="none" fo:color="#2d3b45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2d3b45" style:font-name="Helvetica Neue" fo:font-size="12pt" fo:letter-spacing="normal" fo:font-style="normal" fo:font-weight="normal" officeooo:rsid="00123a3a" style:font-weight-asian="normal" style:font-weight-complex="normal"/>
    </style:style>
    <style:style style:name="T3" style:family="text">
      <style:text-properties fo:font-variant="normal" fo:text-transform="none" fo:color="#2d3b45" style:font-name="Helvetica Neue" fo:font-size="12pt" fo:letter-spacing="normal" fo:font-style="normal" fo:font-weight="normal" officeooo:rsid="0018abe1" style:font-weight-asian="normal" style:font-weight-complex="normal"/>
    </style:style>
    <style:style style:name="T4" style:family="text">
      <style:text-properties fo:font-variant="normal" fo:text-transform="none" fo:color="#2d3b45" style:font-name="Helvetica Neue" fo:font-size="12pt" fo:letter-spacing="normal" fo:font-style="normal" fo:font-weight="normal" officeooo:rsid="0010a4b5"/>
    </style:style>
    <style:style style:name="T5" style:family="text">
      <style:text-properties fo:font-variant="normal" fo:text-transform="none" fo:color="#2d3b45" style:font-name="Helvetica Neue" fo:font-size="12pt" fo:letter-spacing="normal" fo:font-style="normal" fo:font-weight="normal" officeooo:rsid="00138f3a"/>
    </style:style>
    <style:style style:name="T6" style:family="text">
      <style:text-properties fo:font-variant="normal" fo:text-transform="none" fo:color="#2d3b45" style:font-name="Helvetica Neue" fo:font-size="12pt" fo:letter-spacing="normal" fo:font-style="normal" fo:font-weight="normal" officeooo:rsid="001a9544"/>
    </style:style>
    <style:style style:name="T7" style:family="text">
      <style:text-properties fo:font-variant="normal" fo:text-transform="none" fo:color="#2d3b45" style:font-name="Helvetica Neue" fo:font-size="12pt" fo:letter-spacing="normal" fo:font-style="normal" fo:font-weight="normal" officeooo:rsid="0013a8f6"/>
    </style:style>
    <style:style style:name="T8" style:family="text">
      <style:text-properties fo:font-variant="normal" fo:text-transform="none" fo:color="#2d3b45" style:font-name="Helvetica Neue" fo:font-size="12pt" fo:letter-spacing="normal" fo:font-style="normal" fo:font-weight="bold" officeooo:rsid="0009db62" style:font-weight-asian="bold" style:font-weight-complex="bold"/>
    </style:style>
    <style:style style:name="T9" style:family="text">
      <style:text-properties fo:font-variant="normal" fo:text-transform="none" fo:color="#399fd9" style:font-name="Helvetica Neue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10" style:family="text">
      <style:text-properties officeooo:rsid="001a9544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8">Question/Need: </text:span></text:p>
      <text:p text:style-name="P9"><text:span text:style-name="T2">#vanlife is all the rage these days; I tried to buy into it in 2019, and now two-and-a-half years later, I am able to accept that it really isn’t for me. I own a Sprinter that I converted myself over 2019 and 2020, and now I am ready to sell it and move on. The trouble is that I have no idea what it’s really worth, </text:span><text:span text:style-name="T3">between all the features it has and doesn’t have, it’s vehicular characteristics, and so on. </text:span><text:span text:style-name="T2">Therefore, I am proposing to build a regression model that will allow me to predict the value of my van as it is, comparing it’s load out to others currently for sale.</text:span></text:p>
      <text:p text:style-name="P1">Data Description:</text:p>
      <text:list xml:id="list1405182014" text:style-name="L1">
        <text:list-item>
          <text:p text:style-name="P2">What dataset(s) do you plan to use, and how will you obtain the data?</text:p>
          <text:list>
            <text:list-item>
              <text:p text:style-name="P11"><text:span text:style-name="T5">I plan to create my own data set from </text:span><text:span text:style-name="T6">vanlifetrader.com.</text:span></text:p>
            </text:list-item>
            <text:list-item>
              <text:p text:style-name="P11"><text:span text:style-name="T6">I will scrape the entirety of the postings available on the site, currently sitting at ~510 rows representing more than 50 features</text:span><text:span text:style-name="T5">.</text:span></text:p>
            </text:list-item>
            <text:list-item>
              <text:p text:style-name="P10"><text:span text:style-name="T5">I will obtain this data by creating a web-scraping pipeline for </text:span><text:span text:style-name="T6">vanlifetrader to collect and store the data as a .csv</text:span><text:span text:style-name="T5">.</text:span></text:p>
            </text:list-item>
            <text:list-item>
              <text:p text:style-name="P14"><text:span text:style-name="T5">I</text:span><text:span text:style-name="T1">f I have the time, I will create an additional scraping pipeline for thevancamper.com, following the same process as for vanlifetrader. This addition will (probably) get me close to 1000 data points combined. </text:span></text:p>
            </text:list-item>
          </text:list>
        </text:list-item>
        <text:list-item>
          <text:p text:style-name="P2">What is an individual sample/unit of analysis in this project? What characteristics/features do you expect to work with?</text:p>
          <text:list>
            <text:list-item>
              <text:p text:style-name="P4">Location</text:p>
            </text:list-item>
            <text:list-item>
              <text:p text:style-name="P4">Make</text:p>
            </text:list-item>
            <text:list-item>
              <text:p text:style-name="P4">Model</text:p>
            </text:list-item>
            <text:list-item>
              <text:p text:style-name="P4">Year</text:p>
            </text:list-item>
            <text:list-item>
              <text:p text:style-name="P4">Mileage</text:p>
            </text:list-item>
            <text:list-item>
              <text:p text:style-name="P4">Battery capacity</text:p>
            </text:list-item>
            <text:list-item>
              <text:p text:style-name="P4">Drive-train</text:p>
            </text:list-item>
            <text:list-item>
              <text:p text:style-name="P4">Heater present?</text:p>
            </text:list-item>
            <text:list-item>
              <text:p text:style-name="P4">Running water?</text:p>
            </text:list-item>
            <text:list-item>
              <text:p text:style-name="P4">Sleeping capacity</text:p>
            </text:list-item>
            <text:list-item>
              <text:p text:style-name="P4">Solar capacity</text:p>
            </text:list-item>
            <text:list-item>
              <text:p text:style-name="P4">Fuel type/MPG</text:p>
            </text:list-item>
            <text:list-item>
              <text:p text:style-name="P4">Asking price</text:p>
            </text:list-item>
            <text:list-item>
              <text:p text:style-name="P7">Freshwater capacity</text:p>
            </text:list-item>
            <text:list-item>
              <text:p text:style-name="P7">Potentially many more</text:p>
            </text:list-item>
          </text:list>
        </text:list-item>
        <text:list-item>
          <text:p text:style-name="P2"><text:soft-page-break/>If modeling, what will you predict as your target?</text:p>
          <text:list>
            <text:list-item>
              <text:p text:style-name="P4">Asking price</text:p>
            </text:list-item>
          </text:list>
        </text:list-item>
      </text:list>
      <text:p text:style-name="P1">Tools:</text:p>
      <text:list xml:id="list906737565" text:style-name="L2">
        <text:list-item>
          <text:p text:style-name="P3">How do you intend to meet the tools requirement of the project?</text:p>
          <text:list>
            <text:list-item>
              <text:p text:style-name="P12"><text:span text:style-name="T7">I intend to use </text:span><text:span text:style-name="T6">Selenium</text:span><text:span text:style-name="T7"> + BeautifulSoup to scrape </text:span><text:span text:style-name="T6">vanlifetrader</text:span><text:span text:style-name="T7">, as well as clean data for Pandas</text:span></text:p>
            </text:list-item>
            <text:list-item>
              <text:p text:style-name="P5">Pandas to explore and <text:span text:style-name="T10">further </text:span>clean/<text:span text:style-name="T10">prepare</text:span> data</text:p>
            </text:list-item>
            <text:list-item>
              <text:p text:style-name="P5">statsmodels to create regression metrics</text:p>
            </text:list-item>
            <text:list-item>
              <text:p text:style-name="P5">Seaborn to visualize <text:s/></text:p>
            </text:list-item>
          </text:list>
        </text:list-item>
        <text:list-item>
          <text:p text:style-name="P3">Are you planning in advance to need or use additional tools beyond those required?</text:p>
          <text:list>
            <text:list-item>
              <text:p text:style-name="P5">I sure hope not, this sounds like a lot already.</text:p>
            </text:list-item>
          </text:list>
        </text:list-item>
      </text:list>
      <text:p text:style-name="P1">MVP Goal:</text:p>
      <text:list xml:id="list3825785263" text:style-name="L3">
        <text:list-item>
          <text:p text:style-name="P8"><text:span text:style-name="T1">What would a </text:span><text:a xlink:type="simple" xlink:href="https://app.thisismetis.com/courses/110/pages/mvp-example" text:style-name="Internet_20_link" text:visited-style-name="Visited_20_Internet_20_Link"><text:span text:style-name="T9">MVP Example</text:span></text:a><text:span text:style-name="T1"> look like for this project?</text:span></text:p>
        </text:list-item>
      </text:list>
      <text:list xml:id="list4030467255" text:style-name="L4">
        <text:list-item>
          <text:list>
            <text:list-item>
              <text:p text:style-name="P13"><text:span text:style-name="T4">I’</text:span><text:span text:style-name="T1">ll use </text:span><text:span text:style-name="T6">two or three</text:span><text:span text:style-name="T1"> feature</text:span><text:span text:style-name="T6">s</text:span><text:span text:style-name="T1"> – simple </text:span><text:span text:style-name="T6">ones</text:span><text:span text:style-name="T1"> like mileage, </text:span><text:span text:style-name="T6">location, and make/model</text:span><text:span text:style-name="T1"> – compared against asking price to model the relationship between these two features.</text:span></text:p>
            </text:list-item>
            <text:list-item>
              <text:p text:style-name="P6">I hope to include a prediction interva<text:span text:style-name="T10">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0:35:55.299943308</meta:creation-date>
    <dc:date>2021-10-23T09:15:57.855295464</dc:date>
    <meta:editing-duration>PT30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416" meta:character-count="2266" meta:non-whitespace-character-count="1915"/>
  </office:meta>
</office:document-meta>
</file>